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c9e3" officeooo:paragraph-rsid="0002c9e3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2c9e3" officeooo:paragraph-rsid="0002c9e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uns</text:p>
      <text:p text:style-name="P1">Configuration</text:p>
      <text:p text:style-name="P1">Web Server</text:p>
      <text:p text:style-name="P1">Request</text:p>
      <text:p text:style-name="P1">Response</text:p>
      <text:p text:style-name="P1">Header</text:p>
      <text:p text:style-name="P1">Mime Type</text:p>
      <text:p text:style-name="P1">File</text:p>
      <text:p text:style-name="P1"/>
      <text:p text:style-name="P1"/>
      <text:p text:style-name="P2">Verbs</text:p>
      <text:p text:style-name="P1">Load Config</text:p>
      <text:p text:style-name="P1">Load File</text:p>
      <text:p text:style-name="P1">Pars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im Johnson</meta:initial-creator>
    <meta:creation-date>2021-07-09T12:47:35.567290845</meta:creation-date>
    <dc:date>2021-07-09T12:54:29.340575807</dc:date>
    <dc:creator>Tim Johnson</dc:creator>
    <meta:editing-duration>PT6M54S</meta:editing-duration>
    <meta:editing-cycles>1</meta:editing-cycles>
    <meta:document-statistic meta:table-count="0" meta:image-count="0" meta:object-count="0" meta:page-count="1" meta:paragraph-count="12" meta:word-count="16" meta:character-count="92" meta:non-whitespace-character-count="88"/>
    <meta:generator>LibreOffice/6.4.7.2$Linux_X86_64 LibreOffice_project/40$Build-2</meta:generator>
  </office:meta>
</office:document-meta>
</file>